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sans-serif"/>
    <style:font-face style:name="OpenSymbol" svg:font-family="Open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margin-left="0cm" fo:margin-right="0cm" fo:orphans="2" fo:widows="2" fo:text-indent="0cm" style:auto-text-indent="false"/>
    </style:style>
    <style:style style:name="P4" style:family="paragraph" style:parent-style-name="Text_20_body" style:list-style-name="L1">
      <style:paragraph-properties fo:margin-top="0cm" fo:margin-bottom="0cm" fo:orphans="2" fo:widows="2" fo:padding="0cm" fo:border="none"/>
      <style:text-properties fo:font-variant="normal" fo:text-transform="none" fo:color="#202122" style:font-name="sans-serif" fo:font-size="10.5pt" fo:letter-spacing="normal" fo:font-style="normal" fo:font-weight="normal"/>
    </style:style>
    <style:style style:name="P5" style:family="paragraph" style:parent-style-name="Text_20_body" style:list-style-name="L1">
      <style:paragraph-properties fo:margin-top="0cm" fo:margin-bottom="0cm" fo:orphans="2" fo:widows="2" fo:padding="0cm" fo:border="none"/>
    </style:style>
    <style:style style:name="T1" style:family="text">
      <style:text-properties fo:font-variant="normal" fo:text-transform="none" fo:color="#202122" style:font-name="sans-serif" fo:font-size="10.5pt" fo:letter-spacing="normal" fo:font-style="normal" fo:font-weight="normal"/>
    </style:style>
    <style:style style:name="T2" style:family="text">
      <style:text-properties fo:font-variant="normal" fo:text-transform="none" fo:color="#202122" fo:letter-spacing="normal"/>
    </style:style>
    <style:style style:name="T3" style:family="text">
      <style:text-properties fo:font-variant="normal" fo:text-transform="none" fo:color="#3366cc" style:text-line-through-style="none" style:font-name="sans-serif" fo:font-size="10.5pt" fo:letter-spacing="normal" fo:font-style="normal" style:text-underline-style="none" fo:font-weight="normal" style:text-blinking="false"/>
    </style:style>
    <style:style style:name="T4" style:family="text">
      <style:text-properties fo:font-variant="normal" fo:text-transform="none" fo:color="#3366cc" style:text-line-through-style="none" style:font-name="sans-serif" fo:font-size="10.5pt" fo:letter-spacing="normal" fo:font-style="normal" style:text-underline-style="none" fo:font-weight="normal" style:text-blinking="false" fo:background-color="#ffffff"/>
    </style:style>
    <style:style style:name="T5" style:family="text">
      <style:text-properties fo:font-variant="normal" fo:text-transform="none" fo:color="#271a38" style:font-name="Inter" fo:font-size="12pt" fo:letter-spacing="normal" fo:font-style="normal" fo:font-weight="bold"/>
    </style:style>
    <style:style style:name="T6" style:family="text">
      <style:text-properties fo:font-variant="normal" fo:text-transform="none" fo:color="#271a38" style:font-name="Inter" fo:font-size="12pt" fo:letter-spacing="normal" fo:font-style="normal" fo:font-weight="normal"/>
    </style:style>
    <style:style style:name="T7" style:family="text">
      <style:text-properties fo:font-weight="bold" style:font-weight-asian="bold" style:font-weight-complex="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xique :</text:p>
      <text:p text:style-name="Standard"/>
      <text:p text:style-name="Standard"><text:span text:style-name="T7">Mongodb: </text:span>BDD de l’application qui permet de rendre une API dynamique</text:p>
      <text:p text:style-name="Standard"/>
      <text:p text:style-name="Standard"><text:span text:style-name="T7">Schéma de données : </text:span><text:s/><text:span text:style-name="T6">permet non seulement d'appliquer notre structure de données, mais aussi de simplifier les opérations de lecture et d'écriture dans la base de données, comme vous le verrez dans les chapitres suivants.</text:span> </text:p>
      <text:p text:style-name="Standard"/>
      <text:p text:style-name="Standard"><text:span text:style-name="T7">Node js :</text:span><text:span text:style-name="T1">environnement permettant l'exécution de </text:span><text:a xlink:type="simple" xlink:href="https://fr.wikipedia.org/wiki/JavaScript" text:style-name="Internet_20_link" text:visited-style-name="Visited_20_Internet_20_Link"><text:span text:style-name="T4">JavaScript</text:span></text:a><text:span text:style-name="T2"> </text:span><text:span text:style-name="T1">côté serveur.</text:span> </text:p>
      <text:p text:style-name="Standard"/>
      <text:p text:style-name="Standard"><text:span text:style-name="T7">Express :</text:span> Application express raccorder à la BDD</text:p>
      <text:p text:style-name="Standard"/>
      <text:p text:style-name="Standard"><text:span text:style-name="T7">Bcrypt :</text:span> compare les MDP </text:p>
      <text:p text:style-name="Standard"/>
      <text:p text:style-name="Standard"><text:span text:style-name="T7">jsonwebtoken :</text:span> Token d’authentification utiliser pour s’authentifier sur chaque requêtes</text:p>
      <text:p text:style-name="Standard"/>
      <text:p text:style-name="P1"><text:span text:style-name="Strong_20_Emphasis"><text:span text:style-name="T5">CRUD </text:span></text:span>: <text:span text:style-name="Strong_20_Emphasis"><text:span text:style-name="T5">C</text:span></text:span><text:span text:style-name="T6">reate, </text:span><text:span text:style-name="Strong_20_Emphasis"><text:span text:style-name="T5">R</text:span></text:span><text:span text:style-name="T6">ead, </text:span><text:span text:style-name="Strong_20_Emphasis"><text:span text:style-name="T5">U</text:span></text:span><text:span text:style-name="T6">pdate and </text:span><text:span text:style-name="Strong_20_Emphasis"><text:span text:style-name="T5">D</text:span></text:span><text:span text:style-name="T6">elete</text:span> </text:p>
      <text:p text:style-name="P1"/>
      <text:p text:style-name="P1">erreur :</text:p>
      <text:p text:style-name="P1"/>
      <text:p text:style-name="P1"/>
      <text:p text:style-name="P1"/>
      <text:p text:style-name="P1"><text:span text:style-name="T1">200 : succès de la requête ;</text:span></text:p>
      <text:list xml:id="list6931791011331313008" text:style-name="L1">
        <text:list-item>
          <text:p text:style-name="P4">301 et 302 : redirection, respectivement permanente et temporaire ;</text:p>
        </text:list-item>
        <text:list-item>
          <text:p text:style-name="P4">400 : erreur de requete coté client</text:p>
        </text:list-item>
        <text:list-item>
          <text:p text:style-name="P4">401 : utilisateur non authentifié ;</text:p>
        </text:list-item>
        <text:list-item>
          <text:p text:style-name="P4">403 : accès refusé ;</text:p>
        </text:list-item>
        <text:list-item>
          <text:p text:style-name="P5"><text:a xlink:type="simple" xlink:href="https://fr.wikipedia.org/wiki/Erreur_404" text:style-name="Internet_20_link" text:visited-style-name="Visited_20_Internet_20_Link"><text:span text:style-name="T3">404</text:span></text:a><text:span text:style-name="T1"> : ressource non trouvée ;</text:span></text:p>
        </text:list-item>
        <text:list-item>
          <text:p text:style-name="P4">500, 502 et 503 : erreurs serveur ;</text:p>
        </text:list-item>
        <text:list-item>
          <text:p text:style-name="P4">504 : le serveur n'a pas répondu.</text:p>
        </text:list-item>
      </text:list>
      <text:p text:style-name="P1"/>
      <text:p text:style-name="P1"/>
      <text:p text:style-name="P1">Consignes avant soutenance : </text:p>
      <text:p text:style-name="P1"/>
      <text:p text:style-name="P1">-nettoyer les dossiers images</text:p>
      <text:p text:style-name="P1">-ouvrir toutes ces fenêtres en mode navigation privée</text:p>
      <text:p text:style-name="P1">-Réviser le chapitre sur les fonctions et les boucles</text:p>
      <text:p text:style-name="P1">-ouvrir tout les fenêtres et les documents utiles</text:p>
      <text:p text:style-name="P1">*mongodb</text:p>
      <text:p text:style-name="P1">*Vscode</text:p>
      <text:p text:style-name="P1">*ce lexique</text:p>
      <text:p text:style-name="P1"/>
      <text:p text:style-name="P1">externalisation de l'environnement</text:p>
      <text:p text:style-name="P1">mdp</text:p>
      <text:p text:style-name="P1">email</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sans-serif"/>
    <style:font-face style:name="OpenSymbol" svg:font-family="Open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0-27T15:24:49.54</meta:creation-date>
    <dc:date>2022-10-28T20:17:48.23</dc:date>
    <meta:editing-duration>PT9H32M57S</meta:editing-duration>
    <meta:editing-cycles>19</meta:editing-cycles>
    <meta:generator>OpenOffice/4.1.7$Win32 OpenOffice.org_project/417m1$Build-9800</meta:generator>
    <meta:document-statistic meta:table-count="0" meta:image-count="0" meta:object-count="0" meta:page-count="1" meta:paragraph-count="28" meta:word-count="194" meta:character-count="1151"/>
  </office:meta>
</office:document-meta>
</file>